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fo:font-size="14pt" style:font-size-asian="14pt" style:font-size-complex="14pt" fo:language="en" fo:country="GB"/>
    </style:style>
    <style:style style:name="P2" style:parent-style-name="Normale" style:family="paragraph">
      <style:text-properties fo:font-size="14pt" style:font-size-asian="14pt" style:font-size-complex="14pt" fo:language="en" fo:country="GB"/>
    </style:style>
    <style:style style:name="P3" style:parent-style-name="Normale" style:family="paragraph">
      <style:text-properties fo:font-size="14pt" style:font-size-asian="14pt" style:font-size-complex="14pt" fo:language="en" fo:country="GB"/>
    </style:style>
    <style:style style:name="P4" style:parent-style-name="Normale" style:family="paragraph">
      <style:text-properties fo:font-size="14pt" style:font-size-asian="14pt" style:font-size-complex="14pt" fo:language="en" fo:country="GB"/>
    </style:style>
    <style:style style:name="P5" style:parent-style-name="Paragrafoelenco" style:list-style-name="LFO1" style:family="paragraph">
      <style:text-properties fo:font-size="14pt" style:font-size-asian="14pt" style:font-size-complex="14pt" fo:language="en" fo:country="GB"/>
    </style:style>
    <style:style style:name="P6" style:parent-style-name="Paragrafoelenco" style:list-style-name="LFO1" style:family="paragraph">
      <style:text-properties fo:font-size="14pt" style:font-size-asian="14pt" style:font-size-complex="14pt" fo:language="en" fo:country="GB"/>
    </style:style>
    <style:style style:name="P7" style:parent-style-name="Normale" style:family="paragraph">
      <style:text-properties fo:font-size="14pt" style:font-size-asian="14pt" style:font-size-complex="14pt" fo:language="en" fo:country="GB"/>
    </style:style>
    <style:style style:name="P8" style:parent-style-name="Normale" style:family="paragraph">
      <style:text-properties fo:font-size="14pt" style:font-size-asian="14pt" style:font-size-complex="14pt" fo:language="en" fo:country="GB"/>
    </style:style>
    <style:style style:name="P9" style:parent-style-name="Normale" style:family="paragraph">
      <style:text-properties fo:font-size="14pt" style:font-size-asian="14pt" style:font-size-complex="14pt" fo:language="en" fo:country="GB"/>
    </style:style>
    <style:style style:name="P10" style:parent-style-name="Normale" style:family="paragraph">
      <style:text-properties fo:font-size="14pt" style:font-size-asian="14pt" style:font-size-complex="14pt" fo:language="en" fo:country="GB"/>
    </style:style>
    <style:style style:name="P11" style:parent-style-name="Normale" style:family="paragraph">
      <style:text-properties fo:font-size="14pt" style:font-size-asian="14pt" style:font-size-complex="14pt" fo:language="en" fo:country="GB"/>
    </style:style>
    <style:style style:name="P12" style:parent-style-name="Normale" style:family="paragraph">
      <style:text-properties fo:font-size="14pt" style:font-size-asian="14pt" style:font-size-complex="14pt" fo:language="en" fo:country="GB"/>
    </style:style>
    <style:style style:name="P13" style:parent-style-name="Normale" style:family="paragraph">
      <style:text-properties fo:font-size="14pt" style:font-size-asian="14pt" style:font-size-complex="14pt" fo:language="en" fo:country="GB"/>
    </style:style>
    <style:style style:name="P14" style:parent-style-name="Normale" style:family="paragraph">
      <style:text-properties fo:font-size="14pt" style:font-size-asian="14pt" style:font-size-complex="14pt" fo:language="en" fo:country="GB"/>
    </style:style>
    <style:style style:name="P15" style:parent-style-name="Normale" style:family="paragraph">
      <style:text-properties fo:font-size="14pt" style:font-size-asian="14pt" style:font-size-complex="14pt" fo:language="en" fo:country="GB"/>
    </style:style>
    <style:style style:name="P16" style:parent-style-name="Normale" style:family="paragraph">
      <style:text-properties fo:font-size="14pt" style:font-size-asian="14pt" style:font-size-complex="14pt" fo:language="en" fo:country="GB"/>
    </style:style>
  </office:automatic-styles>
  <office:body>
    <office:text text:use-soft-page-breaks="true">
      <text:p text:style-name="P1">PURPOSE</text:p>
      <text:p text:style-name="P2"/>
      <text:p text:style-name="P3">The purpose of this document is to provide a detailed description of two software-based services offered by TrackMe (Data4Help and AutomatedSOS).</text:p>
      <text:p text:style-name="P4">This will be done by a<text:s/>detailed presentation of the proposed solution and its purpose, listing its goals, and the requirements and assumptions through which they will be achieved. The document is meant to be used by both private customers and the third parties that ask to monitor data. In particular:</text:p>
      <text:list text:style-name="LFO1" text:continue-numbering="true">
        <text:list-item>
          <text:p text:style-name="P5">Data4Help is designed as a software application used for allowing third parties to monitor the location and health status of individuals.<text:line-break/>The service supports the registration of individuals who, by registering, agree that TrackMe acquires their data (through smartwatches or similar devices). It also supports the registration of third parties that want access to the data of some specific individuals or that want to access to anonymized data of large groups of individuals.<text:line-break/></text:p>
        </text:list-item>
        <text:list-item>
          <text:p text:style-name="P6">AutomatedSOS is a service based on Data4Help designed to monitor the health status of the subscribed customers and, when such parameters are below certain thresholds, to send to the location of the customer an ambulance, guaranteeing a reaction time of less than 5 seconds</text:p>
        </text:list-item>
      </text:list>
      <text:p text:style-name="P7"/>
      <text:p text:style-name="P8"/>
      <text:p text:style-name="P9">SCOPE</text:p>
      <text:p text:style-name="P10">As already described in the Purpose part, Data4Help service is designed to monitor and store the location and health status of individuals and share data with third parties who request them.</text:p>
      <text:p text:style-name="P11">The data are monitored by a device associated to every single user and it can be changed at any time.</text:p>
      <text:p text:style-name="P12">These stored data can be shared with companies only if they are authorized.<text:line-break/>In particular, the access to data of a specific user is given to the third party, only if the individual has authorized them, accepting previously the request.<text:line-break/>Third parties can also access to anonymized data of groups of more than 1000 people</text:p>
      <text:soft-page-break/>
      <text:p text:style-name="P13">Individuals can become registered users after providing credentials, personal data and accepting the terms of use of Data4Help.<text:line-break/>The users can withdraw at any time the authorisation to third parties to access their data.</text:p>
      <text:p text:style-name="P14">AutomatedSOS is built on top of Data4Help. It monitors the health status of the subscribed customers and, when such parameters are below certain thresholds, sends to the location of the customer an ambulance, guaranteeing a reaction time of less than 5 seconds from the time the parameters are below the threshold.<text:line-break/>Finally every<text:s/>individual<text:s/>can view the stored data at any time to keep track of their health status and<text:s/>can update his own<text:s/>personal data, like weight, eight, etc.<text:line-break/></text:p>
      <text:p text:style-name="P15"/>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io Urbano</meta:initial-creator>
    <dc:creator>Antonio Urbano</dc:creator>
    <meta:creation-date>2018-10-24T19:56:00Z</meta:creation-date>
    <dc:date>2018-10-25T08:45:00Z</dc:date>
    <meta:template xlink:href="Normal.dotm" xlink:type="simple"/>
    <meta:editing-cycles>10</meta:editing-cycles>
    <meta:editing-duration>PT7920S</meta:editing-duration>
    <meta:document-statistic meta:page-count="2" meta:paragraph-count="5" meta:word-count="377" meta:character-count="2524" meta:row-count="17" meta:non-whitespace-character-count="2152"/>
  </office:meta>
</office:document-meta>
</file>